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32000000152D22C67F586726C19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3.726cm, 0cm, 1.647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3.301cm" svg:x="0.842cm" svg:y="5.064cm">
          <draw:image xlink:href="Pictures/100002010000032000000152D22C67F586726C19.png" xlink:type="simple" xlink:show="embed" xlink:actuate="onLoad" loext:mime-type="image/png">
            <text:p/>
          </draw:image>
        </draw:frame>
        <draw:frame draw:style-name="gr2" draw:text-style-name="P2" draw:layer="layout" svg:width="1.031cm" svg:height="0.962cm" svg:x="1.889cm" svg:y="3.975cm">
          <draw:text-box>
            <text:p>M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2-14T17:36:56.191000000</meta:creation-date>
    <dc:date>2020-02-14T17:39:06.769000000</dc:date>
    <meta:editing-duration>PT2M11S</meta:editing-duration>
    <meta:editing-cycles>1</meta:editing-cycles>
    <meta:document-statistic meta:object-count="2"/>
    <meta:generator>LibreOffice/6.3.2.2$Windows_X86_64 LibreOffice_project/98b30e735bda24bc04ab42594c85f7fd8be07b9c</meta:generator>
  </office:meta>
</office:document-meta>
</file>